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36in" style:use-optimal-column-width="false"/>
    </style:style>
    <style:style style:name="TableColumn11" style:family="table-column">
      <style:table-column-properties style:column-width="1.6736in" style:use-optimal-column-width="false"/>
    </style:style>
    <style:style style:name="TableColumn12" style:family="table-column">
      <style:table-column-properties style:column-width="1.6729in" style:use-optimal-column-width="false"/>
    </style:style>
    <style:style style:name="Table8" style:family="table">
      <style:table-properties style:width="6.693in" fo:margin-left="0.031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text-properties fo:font-size="14pt" style:font-size-asian="14pt" style:font-size-complex="14pt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font-size="14pt" style:font-size-asian="14pt" style:font-size-complex="14pt"/>
    </style:style>
    <style:style style:name="TableCell20" style:family="table-cell">
      <style:table-cell-properties fo:border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text-properties fo:language="en" fo:country="US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fo:language="en" fo:country="US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language="en" fo:country="US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fo:language="en" fo:country="US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language="en" fo:country="US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fo:language="en" fo:country="US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language="en" fo:country="US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fo:font-size="14pt" style:font-size-asian="14pt" style:font-size-complex="14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8" style:parent-style-name="Standardstycketeckensnitt" style:family="text">
      <style:text-properties fo:language="en" fo:country="US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text-properties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font-size="14pt" style:font-size-asian="14pt" style:font-size-complex="14pt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126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8" style:parent-style-name="Standard" style:list-style-name="LFO1" style:family="paragraph">
      <style:text-properties fo:font-size="14pt" style:font-size-asian="14pt" style:font-size-complex="14pt"/>
    </style:style>
    <style:style style:name="P129" style:parent-style-name="Standard" style:list-style-name="LFO1" style:family="paragraph">
      <style:text-properties fo:font-size="14pt" style:font-size-asian="14pt" style:font-size-complex="14pt"/>
    </style:style>
    <style:style style:name="P130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131" style:parent-style-name="Standard" style:family="paragraph">
      <style:text-properties fo:font-size="14pt" style:font-size-asian="14pt" style:font-size-complex="14pt" fo:language="en" fo:country="US"/>
    </style:style>
    <style:style style:name="TableColumn133" style:family="table-column">
      <style:table-column-properties style:column-width="1.7111in"/>
    </style:style>
    <style:style style:name="TableColumn134" style:family="table-column">
      <style:table-column-properties style:column-width="1.7104in"/>
    </style:style>
    <style:style style:name="TableColumn135" style:family="table-column">
      <style:table-column-properties style:column-width="1.7104in"/>
    </style:style>
    <style:style style:name="Table132" style:family="table">
      <style:table-properties style:width="5.1319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text-properties fo:font-size="14pt" style:font-size-asian="14pt" style:font-size-complex="14pt" fo:language="en" fo:country="US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text-properties fo:font-size="14pt" style:font-size-asian="14pt" style:font-size-complex="14pt" fo:language="en" fo:country="US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text-properties fo:font-size="14pt" style:font-size-asian="14pt" style:font-size-complex="14pt"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Standard" style:family="paragraph">
      <style:paragraph-properties>
        <style:tab-stops>
          <style:tab-stop style:type="right" style:position="1.5604in"/>
        </style:tab-stops>
      </style:paragraph-properties>
      <style:text-properties fo:language="en" fo:country="US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Standard" style:family="paragraph">
      <style:text-properties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text-properties fo:language="en" fo:country="US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text-properties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text-properties fo:language="en" fo:country="US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text-properties fo:language="en" fo:country="US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text-properties fo:language="en" fo:country="US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text-properties fo:language="en" fo:country="US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Standard" style:family="paragraph">
      <style:text-properties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text-properties fo:language="en" fo:country="US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text-properties fo:language="en" fo:country="US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Standard" style:family="paragraph">
      <style:text-properties fo:language="en" fo:country="US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text-properties fo:language="en" fo:country="US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text-properties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text-properties fo:language="en" fo:country="US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text-properties fo:language="en" fo:country="US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text-properties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text-properties fo:language="en" fo:country="US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text-properties fo:language="en" fo:country="US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text-properties fo:language="en" fo:country="U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text-properties fo:language="en" fo:country="US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text-properties fo:language="en" fo:country="US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text-properties fo:language="en" fo:country="US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Standard" style:family="paragraph">
      <style:text-properties fo:language="en" fo:country="US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text-properties fo:language="en" fo:country="US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text-properties fo:language="en" fo:country="US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Standard" style:family="paragraph">
      <style:text-properties fo:language="en" fo:country="US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Standard" style:family="paragraph">
      <style:text-properties fo:language="en" fo:country="US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</office:automatic-styles>
  <office:body>
    <office:text text:use-soft-page-breaks="true">
      <text:p text:style-name="P1">Sprint planning, first week</text:p>
      <text:p text:style-name="P2">Sprint planning from<text:s/>friday 21/9 to friday 28/9.</text:p>
      <text:p text:style-name="P3">Features from product backlog</text:p>
      <text:list text:style-name="LFO1" text:continue-numbering="true">
        <text:list-item>
          <text:p text:style-name="P4">Menu screen.</text:p>
        </text:list-item>
        <text:list-item>
          <text:p text:style-name="P5">Take picture.</text:p>
        </text:list-item>
        <text:list-item>
          <text:p text:style-name="P6">Empty runnable application.</text:p>
        </text:list-item>
      </text:list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eature</text:p>
          </table:table-cell>
          <table:table-cell table:style-name="TableCell16">
            <text:p text:style-name="P17"/>
          </table:table-cell>
          <table:table-cell table:style-name="TableCell18">
            <text:p text:style-name="P19">Time</text:p>
          </table:table-cell>
          <table:table-cell table:style-name="TableCell20">
            <text:p text:style-name="P21">Developer</text:p>
          </table:table-cell>
        </table:table-row>
        <table:table-row table:style-name="TableRow22">
          <table:table-cell table:style-name="TableCell23" table:number-rows-spanned="3">
            <text:p text:style-name="TableContents">Menu Screen</text:p>
          </table:table-cell>
          <table:table-cell table:style-name="TableCell24">
            <text:p text:style-name="P25">Button Layout with attached ActionListener(s) and empty functions on listener call.</text:p>
          </table:table-cell>
          <table:table-cell table:style-name="TableCell26">
            <text:p text:style-name="TableContents">6h</text:p>
          </table:table-cell>
          <table:table-cell table:style-name="TableCell27">
            <text:p text:style-name="TableContents">Ossian</text:p>
          </table:table-cell>
        </table:table-row>
        <table:table-row table:style-name="TableRow28">
          <table:covered-table-cell>
            <text:p text:style-name="Normal"/>
          </table:covered-table-cell>
          <table:table-cell table:style-name="TableCell29">
            <text:p text:style-name="P30">Create a<text:s/>nice logo, background and arrange layout for them.</text:p>
          </table:table-cell>
          <table:table-cell table:style-name="TableCell31">
            <text:p text:style-name="TableContents">2h</text:p>
          </table:table-cell>
          <table:table-cell table:style-name="TableCell32">
            <text:p text:style-name="TableContents">Robin</text:p>
          </table:table-cell>
        </table:table-row>
        <table:table-row table:style-name="TableRow33">
          <table:covered-table-cell>
            <text:p text:style-name="Normal"/>
          </table:covered-table-cell>
          <table:table-cell table:style-name="TableCell34">
            <text:p text:style-name="TableContents">On pause/resume conditions.</text:p>
          </table:table-cell>
          <table:table-cell table:style-name="TableCell35">
            <text:p text:style-name="TableContents">3h</text:p>
          </table:table-cell>
          <table:table-cell table:style-name="TableCell36">
            <text:p text:style-name="TableContents">Fredrik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 table:number-rows-spanned="7">
            <text:p text:style-name="TableContents">Take picture</text:p>
          </table:table-cell>
          <table:table-cell table:style-name="TableCell48">
            <text:p text:style-name="P49">Class construction with layout of buttons.</text:p>
          </table:table-cell>
          <table:table-cell table:style-name="TableCell50">
            <text:p text:style-name="TableContents">10h</text:p>
          </table:table-cell>
          <table:table-cell table:style-name="TableCell51">
            <text:p text:style-name="TableContents">Ossian, Martin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>Set background to camera view.</text:p>
          </table:table-cell>
          <table:table-cell table:style-name="TableCell55">
            <text:p text:style-name="TableContents">10h</text:p>
          </table:table-cell>
          <table:table-cell table:style-name="TableCell56">
            <text:p text:style-name="TableContents">Robin, Fredrik</text:p>
          </table:table-cell>
        </table:table-row>
        <table:table-row table:style-name="TableRow57">
          <table:covered-table-cell>
            <text:p text:style-name="Normal"/>
          </table:covered-table-cell>
          <table:table-cell table:style-name="TableCell58">
            <text:p text:style-name="TableContents">ActionListeners to<text:s/>buttons.</text:p>
          </table:table-cell>
          <table:table-cell table:style-name="TableCell59">
            <text:p text:style-name="TableContents">4h</text:p>
          </table:table-cell>
          <table:table-cell table:style-name="TableCell60">
            <text:p text:style-name="TableContents">Jona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Write method in MenuScreen that starts the activity (Take picture).</text:p>
          </table:table-cell>
          <table:table-cell table:style-name="TableCell64">
            <text:p text:style-name="TableContents">5h</text:p>
          </table:table-cell>
          <table:table-cell table:style-name="TableCell65">
            <text:p text:style-name="TableContents">Jonas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Update manifest to allow access to camera and other needed changes.</text:p>
          </table:table-cell>
          <table:table-cell table:style-name="TableCell69">
            <text:p text:style-name="TableContents">2h</text:p>
          </table:table-cell>
          <table:table-cell table:style-name="TableCell70">
            <text:p text:style-name="TableContents">Robin</text:p>
          </table:table-cell>
        </table:table-row>
        <table:table-row table:style-name="TableRow71">
          <table:covered-table-cell>
            <text:p text:style-name="Normal"/>
          </table:covered-table-cell>
          <table:table-cell table:style-name="TableCell72">
            <text:p text:style-name="TableContents">On pause/resume conditions.</text:p>
          </table:table-cell>
          <table:table-cell table:style-name="TableCell73">
            <text:p text:style-name="TableContents">5h</text:p>
          </table:table-cell>
          <table:table-cell table:style-name="TableCell74">
            <text:p text:style-name="TableContents">Fredrik, Robin</text:p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OnCall for backbutton to<text:s/>return to activity that called this one</text:p>
          </table:table-cell>
          <table:table-cell table:style-name="TableCell78">
            <text:p text:style-name="TableContents">5h</text:p>
          </table:table-cell>
          <table:table-cell table:style-name="TableCell79">
            <text:p text:style-name="TableContents">Martin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 table:number-rows-spanned="2">
            <text:p text:style-name="TableContents">Upcoming sprint</text:p>
          </table:table-cell>
          <table:table-cell table:style-name="TableCell91">
            <text:p text:style-name="TableContents">Planning.</text:p>
          </table:table-cell>
          <table:table-cell table:style-name="TableCell92">
            <text:p text:style-name="TableContents">10h</text:p>
          </table:table-cell>
          <table:table-cell table:style-name="TableCell93">
            <text:p text:style-name="TableContents">Jonas,Robin,Martin,Ossian,Fredrik</text:p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TableContents">Daily scrum.</text:p>
          </table:table-cell>
          <table:table-cell table:style-name="TableCell96">
            <text:p text:style-name="TableContents">3h</text:p>
          </table:table-cell>
          <table:table-cell table:style-name="TableCell97">
            <text:p text:style-name="TableContents">Jonas,Robin,Martin,Ossian,Fredrik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TableContents"/>
          </table:table-cell>
        </table:table-row>
        <table:table-row table:style-name="TableRow105">
          <table:table-cell table:style-name="TableCell106">
            <text:p text:style-name="TableContents">Empty runnable application</text:p>
          </table:table-cell>
          <table:table-cell table:style-name="TableCell107">
            <text:p text:style-name="TableContents"><text:span text:style-name="T108">Android education from Google API-guides.<text:s/></text:span>(3h /<text:s/>person )</text:p>
          </table:table-cell>
          <table:table-cell table:style-name="TableCell109">
            <text:p text:style-name="TableContents">15h</text:p>
          </table:table-cell>
          <table:table-cell table:style-name="TableCell110">
            <text:p text:style-name="TableContents">Jonas,Robin,Martin,Ossian,Fredrik</text:p>
          </table:table-cell>
        </table:table-row>
        <table:table-row table:style-name="TableRow111">
          <table:table-cell table:style-name="TableCell112">
            <text:p text:style-name="TableContents"/>
          </table:table-cell>
          <table:table-cell table:style-name="TableCell113">
            <text:p text:style-name="TableContents"/>
          </table:table-cell>
          <table:table-cell table:style-name="TableCell114">
            <text:p text:style-name="P115"/>
          </table:table-cell>
          <table:table-cell table:style-name="TableCell116">
            <text:p text:style-name="TableContents"/>
          </table:table-cell>
        </table:table-row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Troubleshooting / Integration / backuptime</text:p>
          </table:table-cell>
          <table:table-cell table:style-name="TableCell120">
            <text:p text:style-name="P121">24h</text:p>
          </table:table-cell>
          <table:table-cell table:style-name="TableCell122">
            <text:p text:style-name="TableContents">Jonas,Robin,Martin,Ossian,Fredrik</text:p>
          </table:table-cell>
        </table:table-row>
      </table:table>
      <text:p text:style-name="P123"/>
      <text:p text:style-name="Standard"/>
      <text:p text:style-name="P124"/>
      <text:p text:style-name="P125">Sprint planning,<text:s/>second<text:s/>week</text:p>
      <text:p text:style-name="P126">Sprint planning from friday 28/9 to friday 5/10.</text:p>
      <text:p text:style-name="P127">Features from product backlog</text:p>
      <text:list text:style-name="LFO1" text:continue-numbering="true">
        <text:list-item>
          <text:p text:style-name="P128">Menu screen.</text:p>
        </text:list-item>
        <text:list-item>
          <text:p text:style-name="P129">Take picture.</text:p>
        </text:list-item>
        <text:list-item>
          <text:p text:style-name="P130">Save taken picture on SD-card.</text:p>
        </text:list-item>
      </text:list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Feature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Time</text:p>
          </table:table-cell>
        </table:table-row>
        <table:table-row table:style-name="TableRow143">
          <table:table-cell table:style-name="TableCell144">
            <text:p text:style-name="P145">Menu Screen</text:p>
            <text:p text:style-name="P146"/>
          </table:table-cell>
          <table:table-cell table:style-name="TableCell147">
            <text:p text:style-name="P148">Fancy Buttons.<text:tab/></text:p>
          </table:table-cell>
          <table:table-cell table:style-name="TableCell149">
            <text:p text:style-name="P150">2h</text:p>
          </table:table-cell>
        </table:table-row>
        <table:table-row table:style-name="TableRow151">
          <table:table-cell table:style-name="TableCell152">
            <text:p text:style-name="P153"/>
            <text:p text:style-name="P154"/>
          </table:table-cell>
          <table:table-cell table:style-name="TableCell155">
            <text:p text:style-name="P156">Fancy Background and logo.</text:p>
          </table:table-cell>
          <table:table-cell table:style-name="TableCell157">
            <text:p text:style-name="P158">3h</text:p>
          </table:table-cell>
        </table:table-row>
        <table:table-row table:style-name="TableRow159">
          <table:table-cell table:style-name="TableCell160">
            <text:p text:style-name="P161">Take screen</text:p>
          </table:table-cell>
          <table:table-cell table:style-name="TableCell162">
            <text:p text:style-name="P163">Buttons: Back and Take pic.</text:p>
          </table:table-cell>
          <table:table-cell table:style-name="TableCell164">
            <text:p text:style-name="P165">5h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Fix camera orientation.</text:p>
          </table:table-cell>
          <table:table-cell table:style-name="TableCell171">
            <text:p text:style-name="P172">2h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Full Screen camera.</text:p>
          </table:table-cell>
          <table:table-cell table:style-name="TableCell178">
            <text:p text:style-name="P179">10h</text:p>
          </table:table-cell>
        </table:table-row>
        <table:table-row table:style-name="TableRow180">
          <table:table-cell table:style-name="TableCell181">
            <text:p text:style-name="P182">PreviewPicScreen</text:p>
          </table:table-cell>
          <table:table-cell table:style-name="TableCell183">
            <text:p text:style-name="P184">Make Activity and declare in Manifest.</text:p>
          </table:table-cell>
          <table:table-cell table:style-name="TableCell185">
            <text:p text:style-name="P186">2h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Buttons for take, convert and save.</text:p>
          </table:table-cell>
          <table:table-cell table:style-name="TableCell192">
            <text:p text:style-name="P193">15h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>Taken picture as background.</text:p>
          </table:table-cell>
          <table:table-cell table:style-name="TableCell199">
            <text:p text:style-name="P200">20h</text:p>
          </table:table-cell>
        </table:table-row>
        <table:table-row table:style-name="TableRow201">
          <table:table-cell table:style-name="TableCell202">
            <text:p text:style-name="P203">Projekt</text:p>
          </table:table-cell>
          <table:table-cell table:style-name="TableCell204">
            <text:p text:style-name="P205">Spring planning</text:p>
          </table:table-cell>
          <table:table-cell table:style-name="TableCell206">
            <text:p text:style-name="P207">10h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>Lecture &amp; guidance</text:p>
          </table:table-cell>
          <table:table-cell table:style-name="TableCell213">
            <text:p text:style-name="P214">10h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>UML</text:p>
          </table:table-cell>
          <table:table-cell table:style-name="TableCell220">
            <text:p text:style-name="P221">21h</text:p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sten</meta:initial-creator>
    <dc:creator>Osten</dc:creator>
    <meta:creation-date>2012-09-30T03:59:00Z</meta:creation-date>
    <dc:date>2012-09-30T03:59:00Z</dc:date>
    <meta:template xlink:href="Normal" xlink:type="simple"/>
    <meta:editing-cycles>2</meta:editing-cycles>
    <meta:editing-duration>PT60S</meta:editing-duration>
    <meta:document-statistic meta:page-count="2" meta:paragraph-count="3" meta:word-count="278" meta:character-count="1749" meta:row-count="12" meta:non-whitespace-character-count="1474"/>
  </office:meta>
</office:document-meta>
</file>